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2"/>
    </style:style>
    <style:style style:name="P6" style:family="paragraph" style:parent-style-name="UrbanTitle">
      <style:paragraph-properties fo:text-align="center" style:justify-single-word="false"/>
      <style:text-properties style:font-name="Calibri2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2" officeooo:paragraph-rsid="000353d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11111" style:font-name="Arial" fo:font-size="12pt" officeooo:rsid="0024ef65" style:font-size-asian="12pt" style:font-name-complex="Arial" style:font-size-complex="12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 <text:s text:c="59"/></text:span></text:p></draw:text-box></draw:frame> <text:s text:c="20"/><text:span text:style-name="T5"><text:text-input text:description="">tool.getCityName()</text:text-input></text:span>, le <text:s text:c="3"/><text:tab/></text:p>
      <text:p text:style-name="P5"/>
      <text:p text:style-name="P5"/>
      <text:p text:style-name="P5"/>
      <text:p text:style-name="P5"/>
      <text:p text:style-name="P5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9">do text</text:span></text:p><text:p text:style-name="P8"><text:span text:style-name="T9">from xhtml(tool.decorateHTML('UrbanAddress', urbanEventObj.getLinkedOrganisationTerm().getFormattedDescription()))</text:span></text:p></office:annotation></text:p><text:p text:style-name="P3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mande d'avis concernant un permis d'urbanisme</text:p>
      <text:p text:style-name="P5"><text:span text:style-name="T4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<text:span text:style-name="T3">Import depuis reference.odt</text:span></text:p>
      <text:p text:style-name="P5"><office:annotation><dc:creator>Gauthier Bastien</dc:creator><dc:date>2011-02-16T16:12:24</dc:date><text:p text:style-name="P8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self.getPortionOutsText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6-15T11:07:38.192354916</dc:date>
    <dc:language>fr-FR</dc:language>
    <meta:editing-cycles>118</meta:editing-cycles>
    <meta:editing-duration>P2DT7H23M27S</meta:editing-duration>
    <meta:document-statistic meta:table-count="0" meta:image-count="0" meta:object-count="0" meta:page-count="1" meta:paragraph-count="16" meta:word-count="125" meta:character-count="972" meta:non-whitespace-character-count="791"/>
    <meta:user-defined meta:name="Info 1"/>
    <meta:user-defined meta:name="Info 2"/>
    <meta:user-defined meta:name="Info 3"/>
    <meta:user-defined meta:name="Info 4"/>
  </office:meta>
</office:document-meta>
</file>